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90636112374601</text:p>
          </table:table-cell>
          <table:table-cell office:value-type="string" calcext:value-type="string">
            <text:p>2022-11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512" calcext:value-type="float">
            <text:p>6.67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636112374601</text:p>
          </table:table-cell>
          <table:table-cell office:value-type="string" calcext:value-type="string">
            <text:p>2022-11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2072" calcext:value-type="float">
            <text:p>6.672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636112374601</text:p>
          </table:table-cell>
          <table:table-cell office:value-type="string" calcext:value-type="string">
            <text:p>2022-11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512" calcext:value-type="float">
            <text:p>6.67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636112374601</text:p>
          </table:table-cell>
          <table:table-cell office:value-type="string" calcext:value-type="string">
            <text:p>2022-11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9024" calcext:value-type="float">
            <text:p>6.669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636112374601</text:p>
          </table:table-cell>
          <table:table-cell office:value-type="string" calcext:value-type="string">
            <text:p>2022-11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2072" calcext:value-type="float">
            <text:p>6.672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636112374601</text:p>
          </table:table-cell>
          <table:table-cell office:value-type="string" calcext:value-type="string">
            <text:p>2022-11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5976" calcext:value-type="float">
            <text:p>6.665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636112374601</text:p>
          </table:table-cell>
          <table:table-cell office:value-type="string" calcext:value-type="string">
            <text:p>2022-11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512" calcext:value-type="float">
            <text:p>6.67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636112374601</text:p>
          </table:table-cell>
          <table:table-cell office:value-type="string" calcext:value-type="string">
            <text:p>2022-11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1216" calcext:value-type="float">
            <text:p>6.681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636112374601</text:p>
          </table:table-cell>
          <table:table-cell office:value-type="string" calcext:value-type="string">
            <text:p>2022-11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1216" calcext:value-type="float">
            <text:p>6.681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636112374601</text:p>
          </table:table-cell>
          <table:table-cell office:value-type="string" calcext:value-type="string">
            <text:p>2022-10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512" calcext:value-type="float">
            <text:p>6.67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636112374601</text:p>
          </table:table-cell>
          <table:table-cell office:value-type="string" calcext:value-type="string">
            <text:p>2022-10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9024" calcext:value-type="float">
            <text:p>6.669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636112374601</text:p>
          </table:table-cell>
          <table:table-cell office:value-type="string" calcext:value-type="string">
            <text:p>2022-10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9024" calcext:value-type="float">
            <text:p>6.669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636112374601</text:p>
          </table:table-cell>
          <table:table-cell office:value-type="string" calcext:value-type="string">
            <text:p>2022-10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512" calcext:value-type="float">
            <text:p>6.67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636112374601</text:p>
          </table:table-cell>
          <table:table-cell office:value-type="string" calcext:value-type="string">
            <text:p>2022-10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512" calcext:value-type="float">
            <text:p>6.67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636112374601</text:p>
          </table:table-cell>
          <table:table-cell office:value-type="string" calcext:value-type="string">
            <text:p>2022-10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4264" calcext:value-type="float">
            <text:p>6.684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636112374601</text:p>
          </table:table-cell>
          <table:table-cell office:value-type="string" calcext:value-type="string">
            <text:p>2022-10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8168" calcext:value-type="float">
            <text:p>6.678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636112374601</text:p>
          </table:table-cell>
          <table:table-cell office:value-type="string" calcext:value-type="string">
            <text:p>2022-10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512" calcext:value-type="float">
            <text:p>6.67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636112374601</text:p>
          </table:table-cell>
          <table:table-cell office:value-type="string" calcext:value-type="string">
            <text:p>2022-10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3408" calcext:value-type="float">
            <text:p>6.693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636112374601</text:p>
          </table:table-cell>
          <table:table-cell office:value-type="string" calcext:value-type="string">
            <text:p>2022-10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6456" calcext:value-type="float">
            <text:p>6.696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636112374601</text:p>
          </table:table-cell>
          <table:table-cell office:value-type="string" calcext:value-type="string">
            <text:p>2022-10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9504" calcext:value-type="float">
            <text:p>6.699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636112374601</text:p>
          </table:table-cell>
          <table:table-cell office:value-type="string" calcext:value-type="string">
            <text:p>2022-10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036" calcext:value-type="float">
            <text:p>6.69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636112374601</text:p>
          </table:table-cell>
          <table:table-cell office:value-type="string" calcext:value-type="string">
            <text:p>2022-10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4264" calcext:value-type="float">
            <text:p>6.684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636112374601</text:p>
          </table:table-cell>
          <table:table-cell office:value-type="string" calcext:value-type="string">
            <text:p>2022-10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4264" calcext:value-type="float">
            <text:p>6.684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636112374601</text:p>
          </table:table-cell>
          <table:table-cell office:value-type="string" calcext:value-type="string">
            <text:p>2022-10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7312" calcext:value-type="float">
            <text:p>6.687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636112374601</text:p>
          </table:table-cell>
          <table:table-cell office:value-type="string" calcext:value-type="string">
            <text:p>2022-10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036" calcext:value-type="float">
            <text:p>6.69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636112374601</text:p>
          </table:table-cell>
          <table:table-cell office:value-type="string" calcext:value-type="string">
            <text:p>2022-10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6456" calcext:value-type="float">
            <text:p>6.696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636112374601</text:p>
          </table:table-cell>
          <table:table-cell office:value-type="string" calcext:value-type="string">
            <text:p>2022-10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9504" calcext:value-type="float">
            <text:p>6.699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636112374601</text:p>
          </table:table-cell>
          <table:table-cell office:value-type="string" calcext:value-type="string">
            <text:p>2022-10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9504" calcext:value-type="float">
            <text:p>6.699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636112374601</text:p>
          </table:table-cell>
          <table:table-cell office:value-type="string" calcext:value-type="string">
            <text:p>2022-10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6456" calcext:value-type="float">
            <text:p>6.696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636112374601</text:p>
          </table:table-cell>
          <table:table-cell office:value-type="string" calcext:value-type="string">
            <text:p>2022-10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2552" calcext:value-type="float">
            <text:p>6.702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636112374601</text:p>
          </table:table-cell>
          <table:table-cell office:value-type="string" calcext:value-type="string">
            <text:p>2022-10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636112374601</text:p>
          </table:table-cell>
          <table:table-cell office:value-type="string" calcext:value-type="string">
            <text:p>2022-10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9504" calcext:value-type="float">
            <text:p>6.699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636112374601</text:p>
          </table:table-cell>
          <table:table-cell office:value-type="string" calcext:value-type="string">
            <text:p>2022-10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9504" calcext:value-type="float">
            <text:p>6.699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636112374601</text:p>
          </table:table-cell>
          <table:table-cell office:value-type="string" calcext:value-type="string">
            <text:p>2022-10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9504" calcext:value-type="float">
            <text:p>6.699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636112374601</text:p>
          </table:table-cell>
          <table:table-cell office:value-type="string" calcext:value-type="string">
            <text:p>2022-10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636112374601</text:p>
          </table:table-cell>
          <table:table-cell office:value-type="string" calcext:value-type="string">
            <text:p>2022-10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636112374601</text:p>
          </table:table-cell>
          <table:table-cell office:value-type="string" calcext:value-type="string">
            <text:p>2022-10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636112374601</text:p>
          </table:table-cell>
          <table:table-cell office:value-type="string" calcext:value-type="string">
            <text:p>2022-10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1696" calcext:value-type="float">
            <text:p>6.711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636112374601</text:p>
          </table:table-cell>
          <table:table-cell office:value-type="string" calcext:value-type="string">
            <text:p>2022-10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4744" calcext:value-type="float">
            <text:p>6.714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636112374601</text:p>
          </table:table-cell>
          <table:table-cell office:value-type="string" calcext:value-type="string">
            <text:p>2022-10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084" calcext:value-type="float">
            <text:p>6.72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636112374601</text:p>
          </table:table-cell>
          <table:table-cell office:value-type="string" calcext:value-type="string">
            <text:p>2022-09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084" calcext:value-type="float">
            <text:p>6.72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636112374601</text:p>
          </table:table-cell>
          <table:table-cell office:value-type="string" calcext:value-type="string">
            <text:p>2022-09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3888" calcext:value-type="float">
            <text:p>6.723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636112374601</text:p>
          </table:table-cell>
          <table:table-cell office:value-type="string" calcext:value-type="string">
            <text:p>2022-09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7792" calcext:value-type="float">
            <text:p>6.717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636112374601</text:p>
          </table:table-cell>
          <table:table-cell office:value-type="string" calcext:value-type="string">
            <text:p>2022-09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7792" calcext:value-type="float">
            <text:p>6.717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636112374601</text:p>
          </table:table-cell>
          <table:table-cell office:value-type="string" calcext:value-type="string">
            <text:p>2022-09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3888" calcext:value-type="float">
            <text:p>6.723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636112374601</text:p>
          </table:table-cell>
          <table:table-cell office:value-type="string" calcext:value-type="string">
            <text:p>2022-09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7792" calcext:value-type="float">
            <text:p>6.717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636112374601</text:p>
          </table:table-cell>
          <table:table-cell office:value-type="string" calcext:value-type="string">
            <text:p>2022-09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084" calcext:value-type="float">
            <text:p>6.72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636112374601</text:p>
          </table:table-cell>
          <table:table-cell office:value-type="string" calcext:value-type="string">
            <text:p>2022-09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3888" calcext:value-type="float">
            <text:p>6.723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636112374601</text:p>
          </table:table-cell>
          <table:table-cell office:value-type="string" calcext:value-type="string">
            <text:p>2022-09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3032" calcext:value-type="float">
            <text:p>6.733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636112374601</text:p>
          </table:table-cell>
          <table:table-cell office:value-type="string" calcext:value-type="string">
            <text:p>2022-09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5224" calcext:value-type="float">
            <text:p>6.745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636112374601</text:p>
          </table:table-cell>
          <table:table-cell office:value-type="string" calcext:value-type="string">
            <text:p>2022-09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8272" calcext:value-type="float">
            <text:p>6.748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636112374601</text:p>
          </table:table-cell>
          <table:table-cell office:value-type="string" calcext:value-type="string">
            <text:p>2022-09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5224" calcext:value-type="float">
            <text:p>6.745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636112374601</text:p>
          </table:table-cell>
          <table:table-cell office:value-type="string" calcext:value-type="string">
            <text:p>2022-09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132" calcext:value-type="float">
            <text:p>6.75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636112374601</text:p>
          </table:table-cell>
          <table:table-cell office:value-type="string" calcext:value-type="string">
            <text:p>2022-09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132" calcext:value-type="float">
            <text:p>6.75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636112374601</text:p>
          </table:table-cell>
          <table:table-cell office:value-type="string" calcext:value-type="string">
            <text:p>2022-09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2176" calcext:value-type="float">
            <text:p>6.742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636112374601</text:p>
          </table:table-cell>
          <table:table-cell office:value-type="string" calcext:value-type="string">
            <text:p>2022-09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5224" calcext:value-type="float">
            <text:p>6.745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636112374601</text:p>
          </table:table-cell>
          <table:table-cell office:value-type="string" calcext:value-type="string">
            <text:p>2022-09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4368" calcext:value-type="float">
            <text:p>6.754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636112374601</text:p>
          </table:table-cell>
          <table:table-cell office:value-type="string" calcext:value-type="string">
            <text:p>2022-09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3512" calcext:value-type="float">
            <text:p>6.763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636112374601</text:p>
          </table:table-cell>
          <table:table-cell office:value-type="string" calcext:value-type="string">
            <text:p>2022-09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7416" calcext:value-type="float">
            <text:p>6.757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636112374601</text:p>
          </table:table-cell>
          <table:table-cell office:value-type="string" calcext:value-type="string">
            <text:p>2022-09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132" calcext:value-type="float">
            <text:p>6.75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636112374601</text:p>
          </table:table-cell>
          <table:table-cell office:value-type="string" calcext:value-type="string">
            <text:p>2022-09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4368" calcext:value-type="float">
            <text:p>6.754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636112374601</text:p>
          </table:table-cell>
          <table:table-cell office:value-type="string" calcext:value-type="string">
            <text:p>2022-09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7416" calcext:value-type="float">
            <text:p>6.757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636112374601</text:p>
          </table:table-cell>
          <table:table-cell office:value-type="string" calcext:value-type="string">
            <text:p>2022-09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7416" calcext:value-type="float">
            <text:p>6.757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636112374601</text:p>
          </table:table-cell>
          <table:table-cell office:value-type="string" calcext:value-type="string">
            <text:p>2022-09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4368" calcext:value-type="float">
            <text:p>6.754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636112374601</text:p>
          </table:table-cell>
          <table:table-cell office:value-type="string" calcext:value-type="string">
            <text:p>2022-09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4368" calcext:value-type="float">
            <text:p>6.754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636112374601</text:p>
          </table:table-cell>
          <table:table-cell office:value-type="string" calcext:value-type="string">
            <text:p>2022-09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0464" calcext:value-type="float">
            <text:p>6.760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636112374601</text:p>
          </table:table-cell>
          <table:table-cell office:value-type="string" calcext:value-type="string">
            <text:p>2022-09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3512" calcext:value-type="float">
            <text:p>6.763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636112374601</text:p>
          </table:table-cell>
          <table:table-cell office:value-type="string" calcext:value-type="string">
            <text:p>2022-09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3512" calcext:value-type="float">
            <text:p>6.763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636112374601</text:p>
          </table:table-cell>
          <table:table-cell office:value-type="string" calcext:value-type="string">
            <text:p>2022-09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656" calcext:value-type="float">
            <text:p>6.76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636112374601</text:p>
          </table:table-cell>
          <table:table-cell office:value-type="string" calcext:value-type="string">
            <text:p>2022-09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656" calcext:value-type="float">
            <text:p>6.76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636112374601</text:p>
          </table:table-cell>
          <table:table-cell office:value-type="string" calcext:value-type="string">
            <text:p>2022-08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656" calcext:value-type="float">
            <text:p>6.76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636112374601</text:p>
          </table:table-cell>
          <table:table-cell office:value-type="string" calcext:value-type="string">
            <text:p>2022-08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8752" calcext:value-type="float">
            <text:p>6.778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0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396" meta:object-count="0"/>
    <meta:user-defined meta:name="AppVersion">3.0</meta:user-defined>
  </office:meta>
</office:document-meta>
</file>